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bold" officeooo:paragraph-rsid="00203205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bold" officeooo:paragraph-rsid="00298444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bold" officeooo:paragraph-rsid="00310ff9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paragraph-rsid="0033791e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paragraph-rsid="00396447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bold" officeooo:paragraph-rsid="003e28eb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bold" officeooo:paragraph-rsid="00446aae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officeooo:paragraph-rsid="0047443c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weight="bold" officeooo:paragraph-rsid="006376c7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weight="bold" officeooo:paragraph-rsid="006b3bb9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bold" officeooo:paragraph-rsid="00769c0f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weight="bold" officeooo:paragraph-rsid="0085c9d7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weight="bold" officeooo:paragraph-rsid="008c380c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weight="bold" officeooo:paragraph-rsid="00905d4e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weight="bold" officeooo:paragraph-rsid="00912624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weight="bold" officeooo:paragraph-rsid="00941b6b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bold" officeooo:paragraph-rsid="0095f357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weight="bold" officeooo:paragraph-rsid="0096b1c9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weight="bold" officeooo:rsid="001754bd" officeooo:paragraph-rsid="0018f345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weight="bold" officeooo:rsid="00298444" officeooo:paragraph-rsid="00298444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weight="bold" officeooo:rsid="00298444" officeooo:paragraph-rsid="00310ff9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weight="bold" officeooo:rsid="00298444" officeooo:paragraph-rsid="003e28eb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weight="bold" officeooo:rsid="00298444" officeooo:paragraph-rsid="006376c7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weight="bold" officeooo:rsid="00298444" officeooo:paragraph-rsid="006b3bb9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weight="bold" officeooo:rsid="00298444" officeooo:paragraph-rsid="00769c0f" style:font-weight-asian="bold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weight="bold" officeooo:rsid="00298444" officeooo:paragraph-rsid="008c380c" style:font-weight-asian="bold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weight="bold" officeooo:rsid="0033791e" officeooo:paragraph-rsid="0033791e" style:font-weight-asian="bold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weight="bold" officeooo:rsid="0033791e" officeooo:paragraph-rsid="003e28eb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weight="bold" officeooo:rsid="0033791e" officeooo:paragraph-rsid="006376c7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weight="bold" officeooo:rsid="0033791e" officeooo:paragraph-rsid="006b3bb9" style:font-weight-asian="bold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weight="bold" officeooo:rsid="0033791e" officeooo:paragraph-rsid="00769c0f" style:font-weight-asian="bold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weight="bold" officeooo:rsid="0033791e" officeooo:paragraph-rsid="008c380c" style:font-weight-asian="bold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weight="bold" officeooo:rsid="00396447" officeooo:paragraph-rsid="00396447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weight="bold" officeooo:rsid="00396447" officeooo:paragraph-rsid="003e28eb" style:font-weight-asian="bold" style:font-weight-complex="bold"/>
    </style:style>
    <style:style style:name="P36" style:family="paragraph" style:parent-style-name="Text_20_body">
      <style:paragraph-properties fo:text-align="start" style:justify-single-word="false"/>
      <style:text-properties fo:font-weight="bold" officeooo:rsid="00396447" officeooo:paragraph-rsid="006376c7" style:font-weight-asian="bold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weight="bold" officeooo:rsid="00396447" officeooo:paragraph-rsid="006b3bb9" style:font-weight-asian="bold" style:font-weight-complex="bold"/>
    </style:style>
    <style:style style:name="P38" style:family="paragraph" style:parent-style-name="Text_20_body">
      <style:paragraph-properties fo:text-align="start" style:justify-single-word="false"/>
      <style:text-properties fo:font-weight="bold" officeooo:rsid="00396447" officeooo:paragraph-rsid="00769c0f" style:font-weight-asian="bold" style:font-weight-complex="bold"/>
    </style:style>
    <style:style style:name="P39" style:family="paragraph" style:parent-style-name="Text_20_body">
      <style:paragraph-properties fo:text-align="start" style:justify-single-word="false"/>
      <style:text-properties fo:font-weight="bold" officeooo:rsid="00396447" officeooo:paragraph-rsid="008c380c" style:font-weight-asian="bold" style:font-weight-complex="bold"/>
    </style:style>
    <style:style style:name="P40" style:family="paragraph" style:parent-style-name="Text_20_body">
      <style:text-properties fo:font-weight="bold" officeooo:rsid="008a7de5" officeooo:paragraph-rsid="003d606e" style:font-weight-asian="bold" style:font-weight-complex="bold"/>
    </style:style>
    <style:style style:name="P41" style:family="paragraph" style:parent-style-name="Text_20_body">
      <style:text-properties fo:font-weight="bold" officeooo:rsid="008a7de5" officeooo:paragraph-rsid="008a7de5" style:font-weight-asian="bold" style:font-weight-complex="bold"/>
    </style:style>
    <style:style style:name="P42" style:family="paragraph" style:parent-style-name="Text_20_body">
      <style:paragraph-properties fo:text-align="start" style:justify-single-word="false"/>
      <style:text-properties fo:font-weight="bold" officeooo:rsid="00928e2b" officeooo:paragraph-rsid="00928e2b" style:font-weight-asian="bold" style:font-weight-complex="bold"/>
    </style:style>
    <style:style style:name="P43" style:family="paragraph" style:parent-style-name="Text_20_body">
      <style:paragraph-properties fo:text-align="start" style:justify-single-word="false"/>
    </style:style>
    <style:style style:name="P44" style:family="paragraph" style:parent-style-name="Text_20_body">
      <style:paragraph-properties fo:text-align="start" style:justify-single-word="false"/>
      <style:text-properties officeooo:paragraph-rsid="00769c0f"/>
    </style:style>
    <style:style style:name="P45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weight="normal" officeooo:paragraph-rsid="00298444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weight="normal" officeooo:paragraph-rsid="00310ff9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weight="normal" officeooo:paragraph-rsid="003e28eb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weight="normal" officeooo:paragraph-rsid="006376c7" style:font-weight-asian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weight="normal" officeooo:paragraph-rsid="006b3bb9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paragraph-rsid="00769c0f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paragraph-rsid="008c380c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rsid="0033791e" officeooo:paragraph-rsid="00396447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officeooo:rsid="0018f345" officeooo:paragraph-rsid="0018f345"/>
    </style:style>
    <style:style style:name="P55" style:family="paragraph" style:parent-style-name="Text_20_body">
      <style:paragraph-properties fo:text-align="start" style:justify-single-word="false"/>
      <style:text-properties officeooo:rsid="001a5337" officeooo:paragraph-rsid="001a5337"/>
    </style:style>
    <style:style style:name="P56" style:family="paragraph" style:parent-style-name="Text_20_body">
      <style:text-properties officeooo:paragraph-rsid="003cf83c"/>
    </style:style>
    <style:style style:name="P57" style:family="paragraph" style:parent-style-name="Text_20_body">
      <style:paragraph-properties fo:text-align="start" style:justify-single-word="false"/>
      <style:text-properties officeooo:rsid="0057b99b" officeooo:paragraph-rsid="0057b99b"/>
    </style:style>
    <style:style style:name="P58" style:family="paragraph" style:parent-style-name="Text_20_body">
      <style:paragraph-properties fo:text-align="start" style:justify-single-word="false"/>
      <style:text-properties officeooo:rsid="00261e1a" officeooo:paragraph-rsid="00261e1a"/>
    </style:style>
    <style:style style:name="P59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0" style:family="paragraph" style:parent-style-name="Text_20_body">
      <style:paragraph-properties fo:text-align="start" style:justify-single-word="false"/>
      <style:text-properties fo:font-weight="bold" officeooo:paragraph-rsid="008367e2" style:font-weight-asian="bold" style:font-weight-complex="bold"/>
    </style:style>
    <style:style style:name="P61" style:family="paragraph" style:parent-style-name="Text_20_body">
      <style:paragraph-properties fo:text-align="start" style:justify-single-word="false"/>
      <style:text-properties fo:font-weight="bold" officeooo:paragraph-rsid="009855fe" style:font-weight-asian="bold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weight="bold" officeooo:paragraph-rsid="007f541b" style:font-weight-asian="bold" style:font-weight-complex="bold"/>
    </style:style>
    <style:style style:name="P63" style:family="paragraph" style:parent-style-name="Text_20_body">
      <style:paragraph-properties fo:text-align="start" style:justify-single-word="false"/>
      <style:text-properties fo:font-weight="bold" officeooo:paragraph-rsid="006376c7" style:font-weight-asian="bold" style:font-weight-complex="bold"/>
    </style:style>
    <style:style style:name="P64" style:family="paragraph" style:parent-style-name="Text_20_body">
      <style:paragraph-properties fo:text-align="start" style:justify-single-word="false"/>
      <style:text-properties fo:font-weight="bold" officeooo:paragraph-rsid="009d1282" style:font-weight-asian="bold" style:font-weight-complex="bold"/>
    </style:style>
    <style:style style:name="P65" style:family="paragraph" style:parent-style-name="Text_20_body">
      <style:paragraph-properties fo:text-align="start" style:justify-single-word="false"/>
      <style:text-properties fo:font-weight="bold" officeooo:rsid="00298444" officeooo:paragraph-rsid="003e28eb" style:font-weight-asian="bold" style:font-weight-complex="bold"/>
    </style:style>
    <style:style style:name="P66" style:family="paragraph" style:parent-style-name="Text_20_body">
      <style:paragraph-properties fo:text-align="start" style:justify-single-word="false"/>
      <style:text-properties fo:font-weight="bold" officeooo:rsid="00298444" officeooo:paragraph-rsid="006376c7" style:font-weight-asian="bold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weight="bold" officeooo:rsid="00298444" officeooo:paragraph-rsid="006b3bb9" style:font-weight-asian="bold" style:font-weight-complex="bold"/>
    </style:style>
    <style:style style:name="P68" style:family="paragraph" style:parent-style-name="Text_20_body">
      <style:paragraph-properties fo:text-align="start" style:justify-single-word="false"/>
      <style:text-properties fo:font-weight="bold" officeooo:rsid="00298444" officeooo:paragraph-rsid="00769c0f" style:font-weight-asian="bold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weight="bold" officeooo:rsid="00298444" officeooo:paragraph-rsid="008c380c" style:font-weight-asian="bold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weight="bold" officeooo:rsid="00298444" officeooo:paragraph-rsid="009855fe" style:font-weight-asian="bold" style:font-weight-complex="bold"/>
    </style:style>
    <style:style style:name="P71" style:family="paragraph" style:parent-style-name="Text_20_body">
      <style:paragraph-properties fo:text-align="start" style:justify-single-word="false"/>
      <style:text-properties fo:font-weight="bold" officeooo:rsid="00298444" officeooo:paragraph-rsid="009d1282" style:font-weight-asian="bold" style:font-weight-complex="bold"/>
    </style:style>
    <style:style style:name="P7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weight="normal" officeooo:paragraph-rsid="0033791e" style:font-weight-asian="normal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weight="normal" officeooo:paragraph-rsid="003e28eb" style:font-weight-asian="normal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weight="normal" officeooo:paragraph-rsid="006376c7" style:font-weight-asian="normal" style:font-weight-complex="normal"/>
    </style:style>
    <style:style style:name="P76" style:family="paragraph" style:parent-style-name="Text_20_body">
      <style:paragraph-properties fo:text-align="start" style:justify-single-word="false"/>
      <style:text-properties fo:font-weight="normal" officeooo:paragraph-rsid="006b3bb9" style:font-weight-asian="normal" style:font-weight-complex="normal"/>
    </style:style>
    <style:style style:name="P77" style:family="paragraph" style:parent-style-name="Text_20_body">
      <style:paragraph-properties fo:text-align="start" style:justify-single-word="false"/>
      <style:text-properties fo:font-weight="normal" officeooo:paragraph-rsid="00769c0f" style:font-weight-asian="normal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weight="normal" officeooo:paragraph-rsid="008c380c" style:font-weight-asian="normal" style:font-weight-complex="normal"/>
    </style:style>
    <style:style style:name="P79" style:family="paragraph" style:parent-style-name="Heading_20_1">
      <style:text-properties officeooo:rsid="00298444" officeooo:paragraph-rsid="00298444"/>
    </style:style>
    <style:style style:name="P80" style:family="paragraph" style:parent-style-name="Heading_20_1">
      <style:text-properties officeooo:rsid="00298444" officeooo:paragraph-rsid="003d297a"/>
    </style:style>
    <style:style style:name="P81" style:family="paragraph" style:parent-style-name="Heading_20_1">
      <style:text-properties officeooo:rsid="00298444" officeooo:paragraph-rsid="006b3bb9"/>
    </style:style>
    <style:style style:name="P82" style:family="paragraph" style:parent-style-name="Heading_20_1">
      <style:text-properties officeooo:rsid="00298444" officeooo:paragraph-rsid="00769c0f"/>
    </style:style>
    <style:style style:name="P83" style:family="paragraph" style:parent-style-name="Heading_20_1">
      <style:text-properties officeooo:rsid="003cf83c" officeooo:paragraph-rsid="003cf83c"/>
    </style:style>
    <style:style style:name="P84" style:family="paragraph" style:parent-style-name="Heading_20_1">
      <style:text-properties officeooo:rsid="003d606e" officeooo:paragraph-rsid="003d606e"/>
    </style:style>
    <style:style style:name="P85" style:family="paragraph" style:parent-style-name="Heading_20_1">
      <style:text-properties fo:font-weight="bold" officeooo:rsid="00298444" officeooo:paragraph-rsid="008c380c" style:font-weight-asian="bold" style:font-weight-complex="bold"/>
    </style:style>
    <style:style style:name="P86" style:family="paragraph" style:parent-style-name="Heading_20_1">
      <style:text-properties officeooo:rsid="008a7de5" officeooo:paragraph-rsid="008a7de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f345" style:font-weight-asian="normal" style:font-weight-complex="normal"/>
    </style:style>
    <style:style style:name="T4" style:family="text">
      <style:text-properties fo:font-weight="normal" officeooo:rsid="001f35b8" style:font-weight-asian="normal" style:font-weight-complex="normal"/>
    </style:style>
    <style:style style:name="T5" style:family="text">
      <style:text-properties fo:font-weight="normal" officeooo:rsid="00203205" style:font-weight-asian="normal" style:font-weight-complex="normal"/>
    </style:style>
    <style:style style:name="T6" style:family="text">
      <style:text-properties fo:font-weight="normal" officeooo:rsid="0020a5e9" style:font-weight-asian="normal" style:font-weight-complex="normal"/>
    </style:style>
    <style:style style:name="T7" style:family="text">
      <style:text-properties fo:font-weight="normal" officeooo:rsid="0024ae9c" style:font-weight-asian="normal" style:font-weight-complex="normal"/>
    </style:style>
    <style:style style:name="T8" style:family="text">
      <style:text-properties fo:font-weight="normal" officeooo:rsid="0024c2c0" style:font-weight-asian="normal" style:font-weight-complex="normal"/>
    </style:style>
    <style:style style:name="T9" style:family="text">
      <style:text-properties fo:font-weight="normal" officeooo:rsid="002b14c9" style:font-weight-asian="normal" style:font-weight-complex="normal"/>
    </style:style>
    <style:style style:name="T10" style:family="text">
      <style:text-properties fo:font-weight="normal" officeooo:rsid="002cdbbb" style:font-weight-asian="normal" style:font-weight-complex="normal"/>
    </style:style>
    <style:style style:name="T11" style:family="text">
      <style:text-properties fo:font-weight="normal" officeooo:rsid="00310ff9" style:font-weight-asian="normal" style:font-weight-complex="normal"/>
    </style:style>
    <style:style style:name="T12" style:family="text">
      <style:text-properties fo:font-weight="normal" officeooo:rsid="00315d6b" style:font-weight-asian="normal" style:font-weight-complex="normal"/>
    </style:style>
    <style:style style:name="T13" style:family="text">
      <style:text-properties fo:font-weight="normal" officeooo:rsid="00322282" style:font-weight-asian="normal" style:font-weight-complex="normal"/>
    </style:style>
    <style:style style:name="T14" style:family="text">
      <style:text-properties fo:font-weight="normal" officeooo:rsid="0033791e" style:font-weight-asian="normal" style:font-weight-complex="normal"/>
    </style:style>
    <style:style style:name="T15" style:family="text">
      <style:text-properties fo:font-weight="normal" officeooo:rsid="00366407" style:font-weight-asian="normal" style:font-weight-complex="normal"/>
    </style:style>
    <style:style style:name="T16" style:family="text">
      <style:text-properties fo:font-weight="normal" officeooo:rsid="0037edc4" style:font-weight-asian="normal" style:font-weight-complex="normal"/>
    </style:style>
    <style:style style:name="T17" style:family="text">
      <style:text-properties fo:font-weight="normal" officeooo:rsid="00396447" style:font-weight-asian="normal" style:font-weight-complex="normal"/>
    </style:style>
    <style:style style:name="T18" style:family="text">
      <style:text-properties fo:font-weight="normal" officeooo:rsid="003e28eb" style:font-weight-asian="normal" style:font-weight-complex="normal"/>
    </style:style>
    <style:style style:name="T19" style:family="text">
      <style:text-properties fo:font-weight="normal" officeooo:rsid="003fd9fa" style:font-weight-asian="normal" style:font-weight-complex="normal"/>
    </style:style>
    <style:style style:name="T20" style:family="text">
      <style:text-properties fo:font-weight="normal" officeooo:rsid="0041d1db" style:font-weight-asian="normal" style:font-weight-complex="normal"/>
    </style:style>
    <style:style style:name="T21" style:family="text">
      <style:text-properties fo:font-weight="normal" officeooo:rsid="0043dc93" style:font-weight-asian="normal" style:font-weight-complex="normal"/>
    </style:style>
    <style:style style:name="T22" style:family="text">
      <style:text-properties fo:font-weight="normal" officeooo:rsid="00446aae" style:font-weight-asian="normal" style:font-weight-complex="normal"/>
    </style:style>
    <style:style style:name="T23" style:family="text">
      <style:text-properties fo:font-weight="normal" officeooo:rsid="004481ae" style:font-weight-asian="normal" style:font-weight-complex="normal"/>
    </style:style>
    <style:style style:name="T24" style:family="text">
      <style:text-properties fo:font-weight="normal" officeooo:rsid="0047443c" style:font-weight-asian="normal" style:font-weight-complex="normal"/>
    </style:style>
    <style:style style:name="T25" style:family="text">
      <style:text-properties fo:font-weight="normal" officeooo:rsid="0047685d" style:font-weight-asian="normal" style:font-weight-complex="normal"/>
    </style:style>
    <style:style style:name="T26" style:family="text">
      <style:text-properties fo:font-weight="normal" officeooo:rsid="004ab969" style:font-weight-asian="normal" style:font-weight-complex="normal"/>
    </style:style>
    <style:style style:name="T27" style:family="text">
      <style:text-properties fo:font-weight="normal" officeooo:rsid="004b04d8" style:font-weight-asian="normal" style:font-weight-complex="normal"/>
    </style:style>
    <style:style style:name="T28" style:family="text">
      <style:text-properties fo:font-weight="normal" officeooo:rsid="004be393" style:font-weight-asian="normal" style:font-weight-complex="normal"/>
    </style:style>
    <style:style style:name="T29" style:family="text">
      <style:text-properties fo:font-weight="normal" officeooo:rsid="004f5c55" style:font-weight-asian="normal" style:font-weight-complex="normal"/>
    </style:style>
    <style:style style:name="T30" style:family="text">
      <style:text-properties fo:font-weight="normal" officeooo:rsid="005169fa" style:font-weight-asian="normal" style:font-weight-complex="normal"/>
    </style:style>
    <style:style style:name="T31" style:family="text">
      <style:text-properties fo:font-weight="normal" officeooo:rsid="0052fbc1" style:font-weight-asian="normal" style:font-weight-complex="normal"/>
    </style:style>
    <style:style style:name="T32" style:family="text">
      <style:text-properties fo:font-weight="normal" officeooo:rsid="0054baf5" style:font-weight-asian="normal" style:font-weight-complex="normal"/>
    </style:style>
    <style:style style:name="T33" style:family="text">
      <style:text-properties fo:font-weight="normal" officeooo:rsid="00562d64" style:font-weight-asian="normal" style:font-weight-complex="normal"/>
    </style:style>
    <style:style style:name="T34" style:family="text">
      <style:text-properties fo:font-weight="normal" officeooo:rsid="0057afb8" style:font-weight-asian="normal" style:font-weight-complex="normal"/>
    </style:style>
    <style:style style:name="T35" style:family="text">
      <style:text-properties fo:font-weight="normal" officeooo:rsid="0057b424" style:font-weight-asian="normal" style:font-weight-complex="normal"/>
    </style:style>
    <style:style style:name="T36" style:family="text">
      <style:text-properties fo:font-weight="normal" officeooo:rsid="0058408d" style:font-weight-asian="normal" style:font-weight-complex="normal"/>
    </style:style>
    <style:style style:name="T37" style:family="text">
      <style:text-properties fo:font-weight="normal" officeooo:rsid="00594a29" style:font-weight-asian="normal" style:font-weight-complex="normal"/>
    </style:style>
    <style:style style:name="T38" style:family="text">
      <style:text-properties fo:font-weight="normal" officeooo:rsid="005ae3b2" style:font-weight-asian="normal" style:font-weight-complex="normal"/>
    </style:style>
    <style:style style:name="T39" style:family="text">
      <style:text-properties fo:font-weight="normal" officeooo:rsid="005f023c" style:font-weight-asian="normal" style:font-weight-complex="normal"/>
    </style:style>
    <style:style style:name="T40" style:family="text">
      <style:text-properties fo:font-weight="normal" officeooo:rsid="006062a5" style:font-weight-asian="normal" style:font-weight-complex="normal"/>
    </style:style>
    <style:style style:name="T41" style:family="text">
      <style:text-properties fo:font-weight="normal" officeooo:rsid="00618ec3" style:font-weight-asian="normal" style:font-weight-complex="normal"/>
    </style:style>
    <style:style style:name="T42" style:family="text">
      <style:text-properties fo:font-weight="normal" officeooo:rsid="00623bc5" style:font-weight-asian="normal" style:font-weight-complex="normal"/>
    </style:style>
    <style:style style:name="T43" style:family="text">
      <style:text-properties fo:font-weight="normal" officeooo:rsid="006376c7" style:font-weight-asian="normal" style:font-weight-complex="normal"/>
    </style:style>
    <style:style style:name="T44" style:family="text">
      <style:text-properties fo:font-weight="normal" officeooo:rsid="0063ba1e" style:font-weight-asian="normal" style:font-weight-complex="normal"/>
    </style:style>
    <style:style style:name="T45" style:family="text">
      <style:text-properties fo:font-weight="normal" officeooo:rsid="00641153" style:font-weight-asian="normal" style:font-weight-complex="normal"/>
    </style:style>
    <style:style style:name="T46" style:family="text">
      <style:text-properties fo:font-weight="normal" officeooo:rsid="0064ecc7" style:font-weight-asian="normal" style:font-weight-complex="normal"/>
    </style:style>
    <style:style style:name="T47" style:family="text">
      <style:text-properties fo:font-weight="normal" officeooo:rsid="006510e8" style:font-weight-asian="normal" style:font-weight-complex="normal"/>
    </style:style>
    <style:style style:name="T48" style:family="text">
      <style:text-properties fo:font-weight="normal" officeooo:rsid="00657784" style:font-weight-asian="normal" style:font-weight-complex="normal"/>
    </style:style>
    <style:style style:name="T49" style:family="text">
      <style:text-properties fo:font-weight="normal" officeooo:rsid="00669c58" style:font-weight-asian="normal" style:font-weight-complex="normal"/>
    </style:style>
    <style:style style:name="T50" style:family="text">
      <style:text-properties fo:font-weight="normal" officeooo:rsid="0068d994" style:font-weight-asian="normal" style:font-weight-complex="normal"/>
    </style:style>
    <style:style style:name="T51" style:family="text">
      <style:text-properties fo:font-weight="normal" officeooo:rsid="0068eb84" style:font-weight-asian="normal" style:font-weight-complex="normal"/>
    </style:style>
    <style:style style:name="T52" style:family="text">
      <style:text-properties fo:font-weight="normal" officeooo:rsid="0068ff63" style:font-weight-asian="normal" style:font-weight-complex="normal"/>
    </style:style>
    <style:style style:name="T53" style:family="text">
      <style:text-properties fo:font-weight="normal" officeooo:rsid="006aed46" style:font-weight-asian="normal" style:font-weight-complex="normal"/>
    </style:style>
    <style:style style:name="T54" style:family="text">
      <style:text-properties fo:font-weight="normal" officeooo:rsid="006b6811" style:font-weight-asian="normal" style:font-weight-complex="normal"/>
    </style:style>
    <style:style style:name="T55" style:family="text">
      <style:text-properties fo:font-weight="normal" officeooo:rsid="006d5f1e" style:font-weight-asian="normal" style:font-weight-complex="normal"/>
    </style:style>
    <style:style style:name="T56" style:family="text">
      <style:text-properties fo:font-weight="normal" officeooo:rsid="006e8c75" style:font-weight-asian="normal" style:font-weight-complex="normal"/>
    </style:style>
    <style:style style:name="T57" style:family="text">
      <style:text-properties fo:font-weight="normal" officeooo:rsid="006ef6e5" style:font-weight-asian="normal" style:font-weight-complex="normal"/>
    </style:style>
    <style:style style:name="T58" style:family="text">
      <style:text-properties fo:font-weight="normal" officeooo:rsid="00705361" style:font-weight-asian="normal" style:font-weight-complex="normal"/>
    </style:style>
    <style:style style:name="T59" style:family="text">
      <style:text-properties fo:font-weight="normal" officeooo:rsid="00737c28" style:font-weight-asian="normal" style:font-weight-complex="normal"/>
    </style:style>
    <style:style style:name="T60" style:family="text">
      <style:text-properties fo:font-weight="normal" officeooo:rsid="0073e01f" style:font-weight-asian="normal" style:font-weight-complex="normal"/>
    </style:style>
    <style:style style:name="T61" style:family="text">
      <style:text-properties fo:font-weight="normal" officeooo:rsid="00748220" style:font-weight-asian="normal" style:font-weight-complex="normal"/>
    </style:style>
    <style:style style:name="T62" style:family="text">
      <style:text-properties fo:font-weight="normal" officeooo:rsid="00759fcb" style:font-weight-asian="normal" style:font-weight-complex="normal"/>
    </style:style>
    <style:style style:name="T63" style:family="text">
      <style:text-properties fo:font-weight="normal" officeooo:rsid="00793472" style:font-weight-asian="normal" style:font-weight-complex="normal"/>
    </style:style>
    <style:style style:name="T64" style:family="text">
      <style:text-properties fo:font-weight="normal" officeooo:rsid="00799f2b" style:font-weight-asian="normal" style:font-weight-complex="normal"/>
    </style:style>
    <style:style style:name="T65" style:family="text">
      <style:text-properties fo:font-weight="normal" officeooo:rsid="007af5d4" style:font-weight-asian="normal" style:font-weight-complex="normal"/>
    </style:style>
    <style:style style:name="T66" style:family="text">
      <style:text-properties fo:font-weight="normal" officeooo:rsid="007b3eb4" style:font-weight-asian="normal" style:font-weight-complex="normal"/>
    </style:style>
    <style:style style:name="T67" style:family="text">
      <style:text-properties fo:font-weight="normal" officeooo:rsid="007bfb9d" style:font-weight-asian="normal" style:font-weight-complex="normal"/>
    </style:style>
    <style:style style:name="T68" style:family="text">
      <style:text-properties fo:font-weight="normal" officeooo:rsid="007c4791" style:font-weight-asian="normal" style:font-weight-complex="normal"/>
    </style:style>
    <style:style style:name="T69" style:family="text">
      <style:text-properties fo:font-weight="normal" officeooo:rsid="007def79" style:font-weight-asian="normal" style:font-weight-complex="normal"/>
    </style:style>
    <style:style style:name="T70" style:family="text">
      <style:text-properties fo:font-weight="normal" officeooo:rsid="007e0c55" style:font-weight-asian="normal" style:font-weight-complex="normal"/>
    </style:style>
    <style:style style:name="T71" style:family="text">
      <style:text-properties fo:font-weight="normal" officeooo:rsid="007e83f6" style:font-weight-asian="normal" style:font-weight-complex="normal"/>
    </style:style>
    <style:style style:name="T72" style:family="text">
      <style:text-properties fo:font-weight="normal" officeooo:rsid="0081e161" style:font-weight-asian="normal" style:font-weight-complex="normal"/>
    </style:style>
    <style:style style:name="T73" style:family="text">
      <style:text-properties fo:font-weight="normal" officeooo:rsid="0082ffb7" style:font-weight-asian="normal" style:font-weight-complex="normal"/>
    </style:style>
    <style:style style:name="T74" style:family="text">
      <style:text-properties fo:font-weight="normal" officeooo:rsid="0087c8b1" style:font-weight-asian="normal" style:font-weight-complex="normal"/>
    </style:style>
    <style:style style:name="T75" style:family="text">
      <style:text-properties fo:font-weight="normal" officeooo:rsid="0087f0ad" style:font-weight-asian="normal" style:font-weight-complex="normal"/>
    </style:style>
    <style:style style:name="T76" style:family="text">
      <style:text-properties fo:font-weight="normal" officeooo:rsid="008829a8" style:font-weight-asian="normal" style:font-weight-complex="normal"/>
    </style:style>
    <style:style style:name="T77" style:family="text">
      <style:text-properties fo:font-weight="normal" officeooo:rsid="0088a715" style:font-weight-asian="normal" style:font-weight-complex="normal"/>
    </style:style>
    <style:style style:name="T78" style:family="text">
      <style:text-properties fo:font-weight="normal" officeooo:rsid="008c380c" style:font-weight-asian="normal" style:font-weight-complex="normal"/>
    </style:style>
    <style:style style:name="T79" style:family="text">
      <style:text-properties fo:font-weight="normal" officeooo:rsid="008c8537" style:font-weight-asian="normal" style:font-weight-complex="normal"/>
    </style:style>
    <style:style style:name="T80" style:family="text">
      <style:text-properties fo:font-weight="normal" officeooo:rsid="008e3691" style:font-weight-asian="normal" style:font-weight-complex="normal"/>
    </style:style>
    <style:style style:name="T81" style:family="text">
      <style:text-properties fo:font-weight="normal" officeooo:rsid="008ea91c" style:font-weight-asian="normal" style:font-weight-complex="normal"/>
    </style:style>
    <style:style style:name="T82" style:family="text">
      <style:text-properties fo:font-weight="normal" officeooo:rsid="009101b9" style:font-weight-asian="normal" style:font-weight-complex="normal"/>
    </style:style>
    <style:style style:name="T83" style:family="text">
      <style:text-properties fo:font-weight="normal" officeooo:rsid="00912624" style:font-weight-asian="normal" style:font-weight-complex="normal"/>
    </style:style>
    <style:style style:name="T84" style:family="text">
      <style:text-properties fo:font-weight="normal" officeooo:rsid="00914f61" style:font-weight-asian="normal" style:font-weight-complex="normal"/>
    </style:style>
    <style:style style:name="T85" style:family="text">
      <style:text-properties fo:font-weight="normal" officeooo:rsid="00925913" style:font-weight-asian="normal" style:font-weight-complex="normal"/>
    </style:style>
    <style:style style:name="T86" style:family="text">
      <style:text-properties fo:font-weight="normal" officeooo:rsid="00941b6b" style:font-weight-asian="normal" style:font-weight-complex="normal"/>
    </style:style>
    <style:style style:name="T87" style:family="text">
      <style:text-properties fo:font-weight="normal" officeooo:rsid="0097b55f" style:font-weight-asian="normal" style:font-weight-complex="normal"/>
    </style:style>
    <style:style style:name="T88" style:family="text">
      <style:text-properties fo:font-weight="normal" officeooo:rsid="00992267" style:font-weight-asian="normal" style:font-weight-complex="normal"/>
    </style:style>
    <style:style style:name="T89" style:family="text">
      <style:text-properties fo:font-weight="normal" officeooo:rsid="009bb371" style:font-weight-asian="normal" style:font-weight-complex="normal"/>
    </style:style>
    <style:style style:name="T90" style:family="text">
      <style:text-properties fo:font-weight="normal" officeooo:rsid="009d1282" style:font-weight-asian="normal" style:font-weight-complex="normal"/>
    </style:style>
    <style:style style:name="T91" style:family="text">
      <style:text-properties fo:font-weight="normal" officeooo:rsid="009e13bb" style:font-weight-asian="normal" style:font-weight-complex="normal"/>
    </style:style>
    <style:style style:name="T92" style:family="text">
      <style:text-properties fo:font-weight="normal" officeooo:rsid="009f0e5a" style:font-weight-asian="normal" style:font-weight-complex="normal"/>
    </style:style>
    <style:style style:name="T93" style:family="text">
      <style:text-properties style:text-underline-style="none" fo:font-weight="normal" style:font-weight-asian="normal" style:font-weight-complex="normal"/>
    </style:style>
    <style:style style:name="T94" style:family="text">
      <style:text-properties officeooo:rsid="0018f345"/>
    </style:style>
    <style:style style:name="T95" style:family="text">
      <style:text-properties officeooo:rsid="001c2a02"/>
    </style:style>
    <style:style style:name="T96" style:family="text">
      <style:text-properties officeooo:rsid="001e145c"/>
    </style:style>
    <style:style style:name="T97" style:family="text">
      <style:text-properties officeooo:rsid="0024ae9c"/>
    </style:style>
    <style:style style:name="T98" style:family="text">
      <style:text-properties officeooo:rsid="003d297a"/>
    </style:style>
    <style:style style:name="T99" style:family="text">
      <style:text-properties officeooo:rsid="00769c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Important note<text:span text:style-name="T94">s</text:span>: </text:p>
      <text:p text:style-name="P20"><text:span text:style-name="T3">1) </text:span><text:span text:style-name="T2">All STRING parameters should be submitted in quotes (like this 'some_string')</text:span></text:p>
      <text:p text:style-name="P54">2) All parameters of al queries should be called like the same fields in the DB tables</text:p>
      <text:p text:style-name="P54">3) All parameters in all queries are strings by default</text:p>
      <text:p text:style-name="P54">4) Parameters in squared brackets are not required</text:p>
      <text:p text:style-name="P55">5) According ht<text:span text:style-name="T96">tp</text:span> standards <text:span text:style-name="T95">s</text:span>tatus is a code <text:span text:style-name="T95">2** for success, 3** and 4** for different erorrs so status is self-documented variable in response</text:span></text:p>
      <text:p text:style-name="P58">6) In all responses log is some message that may be useful for user (maybe showed in the error window)</text:p>
      <text:p text:style-name="P57">7) All parameters expect the {id} are transferred in JSON format</text:p>
      <text:h text:style-name="P79" text:outline-level="1">Users management</text:h>
      <text:p text:style-name="P1">Post</text:p>
      <text:p text:style-name="P43"><text:span text:style-name="T1">path:</text:span><text:span text:style-name="T2">/login</text:span></text:p>
      <text:p text:style-name="P45">Description: Login to system</text:p>
      <text:p text:style-name="P43"><text:span text:style-name="T1">Parameters: </text:span><text:span text:style-name="T2">email,pass</text:span><text:span text:style-name="T3">word</text:span><text:span text:style-name="T2">, </text:span><text:span text:style-name="T3">[name]</text:span></text:p>
      <text:p text:style-name="P45">Response Format: {status, <text:span text:style-name="T97">log</text:span>}</text:p>
      <text:p text:style-name="P1"/>
      <text:p text:style-name="P1">Post</text:p>
      <text:p text:style-name="P43"><text:span text:style-name="T1">path:</text:span><text:span text:style-name="T2"> /login/forgot-password</text:span></text:p>
      <text:p text:style-name="P43"><text:span text:style-name="T1">Parameters:</text:span><text:span text:style-name="T2"> email:STRING</text:span></text:p>
      <text:p text:style-name="P43"><text:span text:style-name="T1">Description: </text:span><text:span text:style-name="T2">check if the email is valid and generates a new password </text:span><text:span text:style-name="T8">(should be removed in the future)</text:span></text:p>
      <text:p text:style-name="P43"><text:span text:style-name="T1">Response Format:</text:span><text:span text:style-name="T2"> {status, </text:span><text:span text:style-name="T7">log, new_password</text:span><text:span text:style-name="T2">}</text:span></text:p>
      <text:p text:style-name="P1"/>
      <text:p text:style-name="P1">Post</text:p>
      <text:p text:style-name="P1">path:<text:span text:style-name="T2">/</text:span><text:span text:style-name="T26">users</text:span></text:p>
      <text:p text:style-name="P1">Description:<text:span text:style-name="T2"> Creates a new user</text:span></text:p>
      <text:p text:style-name="P1">Parameters:<text:span text:style-name="T2"> </text:span><text:span text:style-name="T4">name</text:span><text:span text:style-name="T2">, email, password :STRING</text:span></text:p>
      <text:p text:style-name="P2">Response Format: <text:span text:style-name="T2">{status, </text:span><text:span text:style-name="T8">log</text:span><text:span text:style-name="T6">,</text:span><text:span text:style-name="T2"> <text:s/></text:span><text:span text:style-name="T5">new_user_id</text:span><text:span text:style-name="T2">}</text:span></text:p>
      <text:p text:style-name="P45"/>
      <text:p text:style-name="P21">Get</text:p>
      <text:p text:style-name="P3">path:<text:span text:style-name="T2">/</text:span><text:span text:style-name="T9">users</text:span></text:p>
      <text:p text:style-name="P3">Description:<text:span text:style-name="T2"> </text:span><text:span text:style-name="T10">Returns the list containing all </text:span><text:span text:style-name="T35">users in JSON format</text:span></text:p>
      <text:p text:style-name="P3">Parameters:<text:span text:style-name="T2"> </text:span></text:p>
      <text:p text:style-name="P3">Response Format: <text:span text:style-name="T2">{status, </text:span><text:span text:style-name="T8">log</text:span><text:span text:style-name="T6">,</text:span><text:span text:style-name="T2"> <text:s/></text:span><text:span text:style-name="T34">users</text:span><text:span text:style-name="T5">: </text:span><text:span text:style-name="T11">ARRAY[</text:span><text:span text:style-name="T36">id: </text:span><text:span text:style-name="T11">INTEGER</text:span><text:span text:style-name="T36">, email, name</text:span><text:span text:style-name="T11">]</text:span><text:span text:style-name="T2">}</text:span></text:p>
      <text:p text:style-name="P46"/>
      <text:p text:style-name="P22">Get</text:p>
      <text:p text:style-name="P4"><text:soft-page-break/>path:<text:span text:style-name="T2">/</text:span><text:span text:style-name="T9">user</text:span><text:span text:style-name="T11">s/{id}/</text:span></text:p>
      <text:p text:style-name="P4">Description:<text:span text:style-name="T2"> </text:span><text:span text:style-name="T10">Returns </text:span><text:span text:style-name="T11">the name </text:span><text:span text:style-name="T13">and an email</text:span><text:span text:style-name="T11"> user with current id</text:span></text:p>
      <text:p text:style-name="P4">Parameters:<text:span text:style-name="T2"> </text:span><text:span text:style-name="T12">id: INTEGER</text:span></text:p>
      <text:p text:style-name="P4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13">email, name</text:span><text:span text:style-name="T2">}</text:span></text:p>
      <text:p text:style-name="P47"/>
      <text:p text:style-name="P28">Put</text:p>
      <text:p text:style-name="P5">path:<text:span text:style-name="T2">/</text:span><text:span text:style-name="T9">user</text:span><text:span text:style-name="T11">s/{id}/</text:span></text:p>
      <text:p text:style-name="P5">Description:<text:span text:style-name="T2"> </text:span><text:span text:style-name="T14">Updates the information about user</text:span></text:p>
      <text:p text:style-name="P5">Parameters:<text:span text:style-name="T2"> </text:span><text:span text:style-name="T12">id: INTEGER, </text:span><text:span text:style-name="T15">[email, name, </text:span><text:span text:style-name="T16">password</text:span><text:span text:style-name="T15">]</text:span></text:p>
      <text:p text:style-name="P5">Response Format: <text:span text:style-name="T2">{status, </text:span><text:span text:style-name="T8">log</text:span><text:span text:style-name="T2">}</text:span></text:p>
      <text:p text:style-name="P73"/>
      <text:p text:style-name="P34">Delete</text:p>
      <text:p text:style-name="P6">path:<text:span text:style-name="T2">/</text:span><text:span text:style-name="T9">user</text:span><text:span text:style-name="T11">s/{id}/</text:span></text:p>
      <text:p text:style-name="P6">Description:<text:span text:style-name="T2"> </text:span><text:span text:style-name="T17">Deletes the</text:span><text:span text:style-name="T14"> user</text:span></text:p>
      <text:p text:style-name="P6">Parameters:<text:span text:style-name="T2"> </text:span><text:span text:style-name="T12">id: INTEGER</text:span></text:p>
      <text:p text:style-name="P6">Response Format: <text:span text:style-name="T2">{status, </text:span><text:span text:style-name="T8">log</text:span><text:span text:style-name="T2">}</text:span></text:p>
      <text:p text:style-name="P53"/>
      <text:h text:style-name="P83" text:outline-level="1">Projects management</text:h>
      <text:p text:style-name="P56"/>
      <text:p text:style-name="P9">Post</text:p>
      <text:p text:style-name="P9">path:<text:span text:style-name="T2">/</text:span><text:span text:style-name="T24">projects</text:span></text:p>
      <text:p text:style-name="P9">Description:<text:span text:style-name="T2"> Creates a new </text:span><text:span text:style-name="T25">project; </text:span><text:span text:style-name="T28">user_id is the id of the owner</text:span></text:p>
      <text:p text:style-name="P9">Parameters:<text:span text:style-name="T2"> </text:span><text:span text:style-name="T4">name</text:span><text:span text:style-name="T2">, </text:span><text:span text:style-name="T27">user_id: INTEGER</text:span><text:span text:style-name="T39">, [start_time, end_time]</text:span></text:p>
      <text:p text:style-name="P9">Response Format: <text:span text:style-name="T2">{status, </text:span><text:span text:style-name="T8">log, </text:span><text:span text:style-name="T29">id</text:span><text:span text:style-name="T2">}</text:span></text:p>
      <text:p text:style-name="P9"/>
      <text:p text:style-name="P23">Get</text:p>
      <text:p text:style-name="P7">path:<text:span text:style-name="T2">/</text:span><text:span text:style-name="T18">project</text:span><text:span text:style-name="T9">s</text:span></text:p>
      <text:p text:style-name="P7">Description:<text:span text:style-name="T2"> </text:span><text:span text:style-name="T10">Returns the list containing all </text:span><text:span text:style-name="T18">projects</text:span></text:p>
      <text:p text:style-name="P7">Parameters:<text:span text:style-name="T2"> </text:span></text:p>
      <text:p text:style-name="P7">Response Format: <text:span text:style-name="T2">{status, </text:span><text:span text:style-name="T8">log</text:span><text:span text:style-name="T6">,</text:span><text:span text:style-name="T2"> <text:s/></text:span><text:span text:style-name="T37">pro</text:span><text:span text:style-name="T68">j</text:span><text:span text:style-name="T37">ect</text:span><text:span text:style-name="T13">s</text:span><text:span text:style-name="T5">: </text:span><text:span text:style-name="T11">ARRAY[</text:span><text:span text:style-name="T38">id: </text:span><text:span text:style-name="T11">INTEGER, </text:span><text:span text:style-name="T38">name, user_id: INTEGER, </text:span><text:span text:style-name="T40">start_time, end_time</text:span><text:span text:style-name="T11">]</text:span><text:span text:style-name="T2">}</text:span></text:p>
      <text:p text:style-name="P48"/>
      <text:p text:style-name="P23">Get</text:p>
      <text:p text:style-name="P7">path:<text:span text:style-name="T2">/</text:span><text:span text:style-name="T19">project</text:span><text:span text:style-name="T11">s/{id}/</text:span></text:p>
      <text:p text:style-name="P7">Description:<text:span text:style-name="T2"> </text:span><text:span text:style-name="T10">Returns </text:span><text:span text:style-name="T20">the </text:span><text:span text:style-name="T21">information about project with the id provided; </text:span><text:span text:style-name="T23">user_id is the id of the project owner</text:span></text:p>
      <text:p text:style-name="P7"><text:soft-page-break/>Parameters:<text:span text:style-name="T2"> </text:span><text:span text:style-name="T12">id: INTEGER</text:span></text:p>
      <text:p text:style-name="P8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13">name, </text:span><text:span text:style-name="T22">user_id: INTEGER, </text:span><text:span text:style-name="T41">start_time, end_time</text:span><text:span text:style-name="T2">}</text:span></text:p>
      <text:p text:style-name="P48"/>
      <text:p text:style-name="P29">Put</text:p>
      <text:p text:style-name="P7">path:<text:span text:style-name="T2">/</text:span><text:span text:style-name="T30">project</text:span><text:span text:style-name="T11">s/{id}/</text:span></text:p>
      <text:p text:style-name="P7">Description:<text:span text:style-name="T2"> </text:span><text:span text:style-name="T14">Updates the information about </text:span><text:span text:style-name="T32">project</text:span></text:p>
      <text:p text:style-name="P7">Parameters:<text:span text:style-name="T2"> </text:span><text:span text:style-name="T12">id: INTEGER, </text:span><text:span text:style-name="T15">[</text:span><text:span text:style-name="T31">name, user_id: INTEGER, </text:span><text:span text:style-name="T42">start_time, end_time</text:span><text:span text:style-name="T15">]</text:span></text:p>
      <text:p text:style-name="P7">Response Format: <text:span text:style-name="T2">{status, </text:span><text:span text:style-name="T8">log</text:span><text:span text:style-name="T2">}</text:span></text:p>
      <text:p text:style-name="P48"/>
      <text:p text:style-name="P35">Delete</text:p>
      <text:p text:style-name="P7">path:<text:span text:style-name="T2">/</text:span><text:span text:style-name="T51">project</text:span><text:span text:style-name="T52">s</text:span><text:span text:style-name="T11">/{id}/</text:span></text:p>
      <text:p text:style-name="P7">Description:<text:span text:style-name="T2"> </text:span><text:span text:style-name="T17">Deletes the</text:span><text:span text:style-name="T14"> </text:span><text:span text:style-name="T33">project</text:span></text:p>
      <text:p text:style-name="P7">Parameters:<text:span text:style-name="T2"> </text:span><text:span text:style-name="T12">id: INTEGER</text:span></text:p>
      <text:p text:style-name="P7">Response Format: <text:span text:style-name="T2">{status, </text:span><text:span text:style-name="T8">log</text:span><text:span text:style-name="T2">}</text:span></text:p>
      <text:h text:style-name="P80" text:outline-level="1"><text:span text:style-name="T98">Sprint</text:span>s management</text:h>
      <text:p text:style-name="P10">Post</text:p>
      <text:p text:style-name="P10">path:<text:span text:style-name="T2">/</text:span><text:span text:style-name="T43">sprint</text:span><text:span text:style-name="T24">s</text:span></text:p>
      <text:p text:style-name="P10">Description:<text:span text:style-name="T2"> Creates a new </text:span><text:span text:style-name="T43">sprint</text:span><text:span text:style-name="T25">; </text:span></text:p>
      <text:p text:style-name="P10">Parameters:<text:span text:style-name="T2"> </text:span><text:span text:style-name="T4">name</text:span><text:span text:style-name="T2">, </text:span><text:span text:style-name="T44">project</text:span><text:span text:style-name="T27">_id: INTEGER</text:span><text:span text:style-name="T39">, [start_time, end_time]</text:span></text:p>
      <text:p text:style-name="P10">Response Format: <text:span text:style-name="T2">{status, </text:span><text:span text:style-name="T8">log, </text:span><text:span text:style-name="T29">id</text:span><text:span text:style-name="T2">}</text:span></text:p>
      <text:p text:style-name="P10"/>
      <text:p text:style-name="P24">Get</text:p>
      <text:p text:style-name="P10">path:<text:span text:style-name="T2">/</text:span><text:span text:style-name="T46">sprint</text:span><text:span text:style-name="T9">s</text:span></text:p>
      <text:p text:style-name="P10">Description:<text:span text:style-name="T2"> </text:span><text:span text:style-name="T10">Returns the list containing all </text:span><text:span text:style-name="T46">sprint</text:span><text:span text:style-name="T18">s</text:span></text:p>
      <text:p text:style-name="P10">Parameters:<text:span text:style-name="T2"> </text:span></text:p>
      <text:p text:style-name="P10">Response Format: <text:span text:style-name="T2">{status, </text:span><text:span text:style-name="T8">log</text:span><text:span text:style-name="T6">,</text:span><text:span text:style-name="T2"> <text:s/></text:span><text:span text:style-name="T67">sprint</text:span><text:span text:style-name="T13">s</text:span><text:span text:style-name="T5">: </text:span><text:span text:style-name="T11">ARRAY[</text:span><text:span text:style-name="T38">id: </text:span><text:span text:style-name="T11">INTEGER, </text:span><text:span text:style-name="T38">name, user_id: INTEGER, </text:span><text:span text:style-name="T40">start_time, end_time</text:span><text:span text:style-name="T11">]</text:span><text:span text:style-name="T2">}</text:span></text:p>
      <text:p text:style-name="P10"/>
      <text:p text:style-name="P71">Get</text:p>
      <text:p text:style-name="P64">path:<text:span text:style-name="T2">/</text:span><text:span text:style-name="T46">sprint</text:span><text:span text:style-name="T9">s/</text:span><text:span text:style-name="T90">by_project/{id}/</text:span></text:p>
      <text:p text:style-name="P64">Description:<text:span text:style-name="T2"> </text:span><text:span text:style-name="T10">Returns the list containing all </text:span><text:span text:style-name="T46">sprint</text:span><text:span text:style-name="T18">s </text:span><text:span text:style-name="T91">of </text:span><text:span text:style-name="T92">the</text:span><text:span text:style-name="T91"> project</text:span></text:p>
      <text:p text:style-name="P64">Parameters:<text:span text:style-name="T2"> </text:span></text:p>
      <text:p text:style-name="P64"><text:span text:style-name="T2">Response Format: {status, </text:span><text:span text:style-name="T8">log</text:span><text:span text:style-name="T6">,</text:span><text:span text:style-name="T2"> <text:s/></text:span><text:span text:style-name="T67">sprint</text:span><text:span text:style-name="T13">s</text:span><text:span text:style-name="T5">: </text:span><text:span text:style-name="T11">ARRAY[</text:span><text:span text:style-name="T38">id: </text:span><text:span text:style-name="T11">INTEGER, </text:span><text:span text:style-name="T38">name, user_id: INTEGER, </text:span><text:span text:style-name="T40">start_time, end_time</text:span><text:span text:style-name="T11">]</text:span><text:span text:style-name="T2">}</text:span></text:p>
      <text:p text:style-name="P49"/>
      <text:p text:style-name="P24">Get</text:p>
      <text:p text:style-name="P10"><text:soft-page-break/>path:<text:span text:style-name="T2">/</text:span><text:span text:style-name="T47">sprin</text:span><text:span text:style-name="T19">t</text:span><text:span text:style-name="T11">s/{id}/</text:span></text:p>
      <text:p text:style-name="P10">Description:<text:span text:style-name="T2"> </text:span><text:span text:style-name="T10">Returns </text:span><text:span text:style-name="T20">the </text:span><text:span text:style-name="T21">information about </text:span><text:span text:style-name="T48">sprint</text:span><text:span text:style-name="T21"> with the id provided</text:span></text:p>
      <text:p text:style-name="P10">Parameters:<text:span text:style-name="T2"> </text:span><text:span text:style-name="T12">id: INTEGER</text:span></text:p>
      <text:p text:style-name="P10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13">name, </text:span><text:span text:style-name="T45">project</text:span><text:span text:style-name="T22">_id: INTEGER, </text:span><text:span text:style-name="T41">start_time, end_time</text:span><text:span text:style-name="T2">}</text:span></text:p>
      <text:p text:style-name="P49"/>
      <text:p text:style-name="P30">Put</text:p>
      <text:p text:style-name="P10">path:<text:span text:style-name="T2">/</text:span><text:span text:style-name="T49">sprin</text:span><text:span text:style-name="T30">t</text:span><text:span text:style-name="T11">s/{id}/</text:span></text:p>
      <text:p text:style-name="P10">Description:<text:span text:style-name="T2"> </text:span><text:span text:style-name="T14">Updates the information about </text:span><text:span text:style-name="T76">sprint</text:span></text:p>
      <text:p text:style-name="P10">Parameters:<text:span text:style-name="T2"> </text:span><text:span text:style-name="T12">id: INTEGER, </text:span><text:span text:style-name="T15">[</text:span><text:span text:style-name="T31">name, </text:span><text:span text:style-name="T50">project</text:span><text:span text:style-name="T31">_id: INTEGER, </text:span><text:span text:style-name="T42">start_time, end_time</text:span><text:span text:style-name="T15">]</text:span></text:p>
      <text:p text:style-name="P10">Response Format: <text:span text:style-name="T2">{status, </text:span><text:span text:style-name="T8">log</text:span><text:span text:style-name="T2">}</text:span></text:p>
      <text:p text:style-name="P49"/>
      <text:p text:style-name="P36">Delete</text:p>
      <text:p text:style-name="P10">path:<text:span text:style-name="T2">/</text:span><text:span text:style-name="T60">sprint</text:span><text:span text:style-name="T11">s/{id}/</text:span></text:p>
      <text:p text:style-name="P10">Description:<text:span text:style-name="T2"> </text:span><text:span text:style-name="T17">Deletes the</text:span><text:span text:style-name="T14"> </text:span><text:span text:style-name="T53">sprint</text:span></text:p>
      <text:p text:style-name="P10">Parameters:<text:span text:style-name="T2"> </text:span><text:span text:style-name="T12">id: INTEGER</text:span></text:p>
      <text:p text:style-name="P10">Response Format: <text:span text:style-name="T2">{status, </text:span><text:span text:style-name="T8">log</text:span><text:span text:style-name="T2">}</text:span></text:p>
      <text:h text:style-name="P81" text:outline-level="1"><text:span text:style-name="T98">Stories</text:span> management</text:h>
      <text:p text:style-name="P11">Post</text:p>
      <text:p text:style-name="P11">path:<text:span text:style-name="T2">/</text:span><text:span text:style-name="T43">s</text:span><text:span text:style-name="T54">torie</text:span><text:span text:style-name="T24">s</text:span></text:p>
      <text:p text:style-name="P11">Description:<text:span text:style-name="T2"> Creates a new </text:span><text:span text:style-name="T43">s</text:span><text:span text:style-name="T54">tory</text:span><text:span text:style-name="T25">; </text:span></text:p>
      <text:p text:style-name="P11">Parameters:<text:span text:style-name="T2"> </text:span><text:span text:style-name="T4">name</text:span><text:span text:style-name="T2">, </text:span><text:span text:style-name="T54">sprint</text:span><text:span text:style-name="T27">_id: INTEGER</text:span></text:p>
      <text:p text:style-name="P11">Response Format: <text:span text:style-name="T2">{status, </text:span><text:span text:style-name="T8">log, </text:span><text:span text:style-name="T29">id</text:span><text:span text:style-name="T2">}</text:span></text:p>
      <text:p text:style-name="P11"/>
      <text:p text:style-name="P25">Get</text:p>
      <text:p text:style-name="P11">path:<text:span text:style-name="T2">/</text:span><text:span text:style-name="T46">s</text:span><text:span text:style-name="T55">tories</text:span></text:p>
      <text:p text:style-name="P11">Description:<text:span text:style-name="T2"> </text:span><text:span text:style-name="T10">Returns the list containing all </text:span><text:span text:style-name="T46">s</text:span><text:span text:style-name="T56">tories</text:span></text:p>
      <text:p text:style-name="P11">Parameters:<text:span text:style-name="T2"> </text:span></text:p>
      <text:p text:style-name="P11">Response Format: <text:span text:style-name="T2">{status, </text:span><text:span text:style-name="T8">log</text:span><text:span text:style-name="T6">,</text:span><text:span text:style-name="T2"> <text:s/></text:span><text:span text:style-name="T66">stories</text:span><text:span text:style-name="T5">: </text:span><text:span text:style-name="T11">ARRAY[</text:span><text:span text:style-name="T38">id: </text:span><text:span text:style-name="T11">INTEGER, </text:span><text:span text:style-name="T38">name, </text:span><text:span text:style-name="T56">sprint</text:span><text:span text:style-name="T38">_id: INTEGER</text:span><text:span text:style-name="T11">]</text:span><text:span text:style-name="T2">}</text:span></text:p>
      <text:p text:style-name="P50"/>
      <text:p text:style-name="P25">Get</text:p>
      <text:p text:style-name="P11">path:<text:span text:style-name="T2">/</text:span><text:span text:style-name="T47">s</text:span><text:span text:style-name="T57">tories</text:span><text:span text:style-name="T11">/{id}/</text:span></text:p>
      <text:p text:style-name="P11">Description:<text:span text:style-name="T2"> </text:span><text:span text:style-name="T10">Returns </text:span><text:span text:style-name="T20">the </text:span><text:span text:style-name="T21">information about </text:span><text:span text:style-name="T48">s</text:span><text:span text:style-name="T58">tory</text:span><text:span text:style-name="T21"> with the id provided</text:span></text:p>
      <text:p text:style-name="P11">Parameters:<text:span text:style-name="T2"> </text:span><text:span text:style-name="T12">id: INTEGER</text:span></text:p>
      <text:p text:style-name="P11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13">name, </text:span><text:span text:style-name="T58">sprint</text:span><text:span text:style-name="T22">_id: INTEGER</text:span><text:span text:style-name="T2">}</text:span></text:p>
      <text:p text:style-name="P50"/>
      <text:p text:style-name="P31">Put</text:p>
      <text:p text:style-name="P11"><text:soft-page-break/>path:<text:span text:style-name="T2">/</text:span><text:span text:style-name="T49">s</text:span><text:span text:style-name="T59">torie</text:span><text:span text:style-name="T11">s/{id}/</text:span></text:p>
      <text:p text:style-name="P11">Description:<text:span text:style-name="T2"> </text:span><text:span text:style-name="T14">Updates the information about </text:span><text:span text:style-name="T76">story</text:span></text:p>
      <text:p text:style-name="P11">Parameters:<text:span text:style-name="T2"> </text:span><text:span text:style-name="T12">id: INTEGER, </text:span><text:span text:style-name="T15">[</text:span><text:span text:style-name="T31">name, </text:span><text:span text:style-name="T58">sprint</text:span><text:span text:style-name="T31">_id: INTEGER</text:span><text:span text:style-name="T15">]</text:span></text:p>
      <text:p text:style-name="P11">Response Format: <text:span text:style-name="T2">{status, </text:span><text:span text:style-name="T8">log</text:span><text:span text:style-name="T2">}</text:span></text:p>
      <text:p text:style-name="P50"/>
      <text:p text:style-name="P37">Delete</text:p>
      <text:p text:style-name="P11">path:<text:span text:style-name="T2">/</text:span><text:span text:style-name="T61">storie</text:span><text:span text:style-name="T11">s/{id}/</text:span></text:p>
      <text:p text:style-name="P11">Description:<text:span text:style-name="T2"> </text:span><text:span text:style-name="T17">Deletes the</text:span><text:span text:style-name="T14"> </text:span><text:span text:style-name="T53">s</text:span><text:span text:style-name="T62">tory</text:span></text:p>
      <text:p text:style-name="P11">Parameters:<text:span text:style-name="T2"> </text:span><text:span text:style-name="T12">id: INTEGER</text:span></text:p>
      <text:p text:style-name="P11">Response Format: <text:span text:style-name="T2">{status, </text:span><text:span text:style-name="T8">log</text:span><text:span text:style-name="T2">}</text:span></text:p>
      <text:h text:style-name="P82" text:outline-level="1"><text:span text:style-name="T99">Tasks</text:span> management</text:h>
      <text:p text:style-name="P12">Post</text:p>
      <text:p text:style-name="P12">path:<text:span text:style-name="T2">/</text:span><text:span text:style-name="T63">tasks</text:span></text:p>
      <text:p text:style-name="P12">Description:<text:span text:style-name="T2"> Creates a new </text:span><text:span text:style-name="T63">task</text:span><text:span text:style-name="T25">; </text:span></text:p>
      <text:p text:style-name="P12">Parameters:<text:span text:style-name="T2"> </text:span><text:span text:style-name="T4">name</text:span><text:span text:style-name="T2">, </text:span><text:span text:style-name="T54">s</text:span><text:span text:style-name="T64">tory</text:span><text:span text:style-name="T27">_id: INTEGER, </text:span><text:span text:style-name="T64">[points: INTEGER, status: INTEGER, completeness: INTEGER]</text:span></text:p>
      <text:p text:style-name="P12">Response Format: <text:span text:style-name="T2">{status, </text:span><text:span text:style-name="T8">log, </text:span><text:span text:style-name="T29">id</text:span><text:span text:style-name="T2">}</text:span></text:p>
      <text:p text:style-name="P12"/>
      <text:p text:style-name="P26">Get</text:p>
      <text:p text:style-name="P12">path:<text:span text:style-name="T2">/</text:span><text:span text:style-name="T71">tasks</text:span></text:p>
      <text:p text:style-name="P12">Description:<text:span text:style-name="T2"> </text:span><text:span text:style-name="T10">Returns the list containing all </text:span><text:span text:style-name="T65">task</text:span><text:span text:style-name="T56">s</text:span></text:p>
      <text:p text:style-name="P12">Parameters:<text:span text:style-name="T2"> </text:span></text:p>
      <text:p text:style-name="P62">Response Format: <text:span text:style-name="T2">{status, </text:span><text:span text:style-name="T8">log</text:span><text:span text:style-name="T6">,</text:span><text:span text:style-name="T2"> <text:s/></text:span><text:span text:style-name="T69">ta</text:span><text:span text:style-name="T70">s</text:span><text:span text:style-name="T69">k</text:span><text:span text:style-name="T13">s</text:span><text:span text:style-name="T5">: </text:span><text:span text:style-name="T11">ARRAY[</text:span><text:span text:style-name="T38">id: </text:span><text:span text:style-name="T11">INTEGER, </text:span><text:span text:style-name="T4">name</text:span><text:span text:style-name="T38">, </text:span><text:span text:style-name="T54">s</text:span><text:span text:style-name="T64">tory</text:span><text:span text:style-name="T27">_id: INTEGER, </text:span><text:span text:style-name="T64">points: INTEGER, status: INTEGER, completeness: INTEGER</text:span><text:span text:style-name="T11">]</text:span><text:span text:style-name="T2">}</text:span></text:p>
      <text:p text:style-name="P62"/>
      <text:p text:style-name="P70">Get</text:p>
      <text:p text:style-name="P61">path:<text:span text:style-name="T2">/</text:span><text:span text:style-name="T71">tasks/</text:span><text:span text:style-name="T88">by_user/{id}/</text:span></text:p>
      <text:p text:style-name="P61">Description:<text:span text:style-name="T2"> </text:span><text:span text:style-name="T10">Returns the list containing all </text:span><text:span text:style-name="T65">task</text:span><text:span text:style-name="T56">s </text:span><text:span text:style-name="T89">of the users</text:span></text:p>
      <text:p text:style-name="P61">Parameters:<text:span text:style-name="T2"> </text:span></text:p>
      <text:p text:style-name="P61"><text:span text:style-name="T2">Response Format: {status, </text:span><text:span text:style-name="T8">log</text:span><text:span text:style-name="T6">,</text:span><text:span text:style-name="T2"> <text:s/></text:span><text:span text:style-name="T69">ta</text:span><text:span text:style-name="T70">s</text:span><text:span text:style-name="T69">k</text:span><text:span text:style-name="T13">s</text:span><text:span text:style-name="T5">: </text:span><text:span text:style-name="T11">ARRAY[</text:span><text:span text:style-name="T38">id: </text:span><text:span text:style-name="T11">INTEGER, </text:span><text:span text:style-name="T4">name</text:span><text:span text:style-name="T38">, </text:span><text:span text:style-name="T54">s</text:span><text:span text:style-name="T64">tory</text:span><text:span text:style-name="T27">_id: INTEGER, </text:span><text:span text:style-name="T64">points: INTEGER, status: INTEGER, completeness: INTEGER</text:span><text:span text:style-name="T11">]</text:span><text:span text:style-name="T2">}</text:span></text:p>
      <text:p text:style-name="P51"/>
      <text:p text:style-name="P26">Get</text:p>
      <text:p text:style-name="P12">path:<text:span text:style-name="T2">/</text:span><text:span text:style-name="T72">task</text:span><text:span text:style-name="T57">s</text:span><text:span text:style-name="T11">/{id}/</text:span></text:p>
      <text:p text:style-name="P12">Description:<text:span text:style-name="T2"> </text:span><text:span text:style-name="T10">Returns </text:span><text:span text:style-name="T20">the </text:span><text:span text:style-name="T21">information about </text:span><text:span text:style-name="T73">task</text:span><text:span text:style-name="T21"> with the id provided</text:span></text:p>
      <text:p text:style-name="P12">Parameters:<text:span text:style-name="T2"> </text:span><text:span text:style-name="T12">id: INTEGER</text:span></text:p>
      <text:p text:style-name="P60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4">name</text:span><text:span text:style-name="T22">, </text:span><text:span text:style-name="T54">s</text:span><text:span text:style-name="T64">tory</text:span><text:span text:style-name="T27">_id: INTEGER, <text:s/></text:span><text:span text:style-name="T64">points: INTEGER, </text:span><text:soft-page-break/><text:span text:style-name="T64">status: INTEGER, completeness: INTEGER</text:span><text:span text:style-name="T2">}</text:span></text:p>
      <text:p text:style-name="P51"/>
      <text:p text:style-name="P32">Put</text:p>
      <text:p text:style-name="P12">path:<text:span text:style-name="T2">/</text:span><text:span text:style-name="T74">task</text:span><text:span text:style-name="T11">s/{id}/</text:span></text:p>
      <text:p text:style-name="P12">Description:<text:span text:style-name="T2"> </text:span><text:span text:style-name="T14">Updates the information about </text:span><text:span text:style-name="T75">the </text:span><text:span text:style-name="T74">task</text:span></text:p>
      <text:p text:style-name="P13">Parameters:<text:span text:style-name="T2"> </text:span><text:span text:style-name="T12">id: INTEGER, </text:span><text:span text:style-name="T11"><text:s/></text:span><text:span text:style-name="T76">[</text:span><text:span text:style-name="T4">name</text:span><text:span text:style-name="T22">, </text:span><text:span text:style-name="T54">s</text:span><text:span text:style-name="T64">tory</text:span><text:span text:style-name="T27">_id: INTEGER, <text:s/></text:span><text:span text:style-name="T64">points: INTEGER, status: INTEGER, completeness: INTEGER</text:span><text:span text:style-name="T76">]</text:span></text:p>
      <text:p text:style-name="P12">Response Format: <text:span text:style-name="T2">{status, </text:span><text:span text:style-name="T8">log</text:span><text:span text:style-name="T2">}</text:span></text:p>
      <text:p text:style-name="P51"/>
      <text:p text:style-name="P38">Delete</text:p>
      <text:p text:style-name="P12">path:<text:span text:style-name="T2">/</text:span><text:span text:style-name="T77">task</text:span><text:span text:style-name="T11">s/{id}/</text:span></text:p>
      <text:p text:style-name="P12">Description:<text:span text:style-name="T2"> </text:span><text:span text:style-name="T17">Deletes the</text:span><text:span text:style-name="T14"> </text:span><text:span text:style-name="T77">task</text:span></text:p>
      <text:p text:style-name="P12">Parameters:<text:span text:style-name="T2"> </text:span><text:span text:style-name="T12">id: INTEGER</text:span></text:p>
      <text:p text:style-name="P44"><text:span text:style-name="T1">Response Format: </text:span><text:span text:style-name="T2">{status, </text:span><text:span text:style-name="T8">log</text:span><text:span text:style-name="T2">}</text:span></text:p>
      <text:h text:style-name="P84" text:outline-level="1">Comments management</text:h>
      <text:p text:style-name="P14">Post</text:p>
      <text:p text:style-name="P14">path:<text:span text:style-name="T2">/</text:span><text:span text:style-name="T78">projects-comments</text:span></text:p>
      <text:p text:style-name="P14">Description:<text:span text:style-name="T2"> Creates a new </text:span><text:span text:style-name="T79">project comment</text:span><text:span text:style-name="T25">; </text:span></text:p>
      <text:p text:style-name="P14">Parameters:<text:span text:style-name="T2"> </text:span><text:span text:style-name="T80">content, user_id: INTEGER, project_id: INTEGER</text:span></text:p>
      <text:p text:style-name="P14">Response Format: <text:span text:style-name="T2">{status, </text:span><text:span text:style-name="T8">log, </text:span><text:span text:style-name="T29">id</text:span><text:span text:style-name="T2">}</text:span></text:p>
      <text:p text:style-name="P14"/>
      <text:p text:style-name="P27">Get</text:p>
      <text:p text:style-name="P14">path:<text:span text:style-name="T2">/</text:span><text:span text:style-name="T81">projects-comments</text:span></text:p>
      <text:p text:style-name="P14">Description:<text:span text:style-name="T2"> </text:span><text:span text:style-name="T10">Returns the list containing all </text:span><text:span text:style-name="T81">comments</text:span></text:p>
      <text:p text:style-name="P14">Parameters:<text:span text:style-name="T2"> </text:span></text:p>
      <text:p text:style-name="P15">Response Format: <text:span text:style-name="T2">{status, </text:span><text:span text:style-name="T8">log</text:span><text:span text:style-name="T6">,</text:span><text:span text:style-name="T2"> <text:s/></text:span><text:span text:style-name="T69">ta</text:span><text:span text:style-name="T70">s</text:span><text:span text:style-name="T69">k</text:span><text:span text:style-name="T13">s</text:span><text:span text:style-name="T5">: </text:span><text:span text:style-name="T11">ARRAY[</text:span><text:span text:style-name="T38">id: </text:span><text:span text:style-name="T11">INTEGER, </text:span><text:span text:style-name="T80">content, user_id: INTEGER, project_id: INTEGER</text:span><text:span text:style-name="T11">]</text:span><text:span text:style-name="T2">}</text:span></text:p>
      <text:p text:style-name="P52"/>
      <text:p text:style-name="P27">Get</text:p>
      <text:p text:style-name="P14">path:<text:span text:style-name="T2">/</text:span><text:span text:style-name="T83">projects-comments</text:span><text:span text:style-name="T11">/{id}/</text:span></text:p>
      <text:p text:style-name="P14">Description:<text:span text:style-name="T2"> </text:span><text:span text:style-name="T10">Returns </text:span><text:span text:style-name="T20">the </text:span><text:span text:style-name="T21">information about </text:span><text:span text:style-name="T73">task</text:span><text:span text:style-name="T21"> with the id provided</text:span></text:p>
      <text:p text:style-name="P14">Parameters:<text:span text:style-name="T2"> </text:span><text:span text:style-name="T12">id: INTEGER</text:span></text:p>
      <text:p text:style-name="P14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4">name</text:span><text:span text:style-name="T22">, </text:span><text:span text:style-name="T54">s</text:span><text:span text:style-name="T64">tory</text:span><text:span text:style-name="T27">_id: INTEGER, <text:s/></text:span><text:span text:style-name="T64">points: INTEGER, status: INTEGER, completeness: INTEGER</text:span><text:span text:style-name="T2">}</text:span></text:p>
      <text:p text:style-name="P52"/>
      <text:p text:style-name="P33">Put</text:p>
      <text:p text:style-name="P14">path:<text:span text:style-name="T2">/</text:span><text:span text:style-name="T82">project</text:span><text:span text:style-name="T83">s</text:span><text:span text:style-name="T82">-comments</text:span><text:span text:style-name="T11">/{id}/</text:span></text:p>
      <text:p text:style-name="P14"><text:soft-page-break/>Description:<text:span text:style-name="T2"> </text:span><text:span text:style-name="T14">Updates the information about </text:span><text:span text:style-name="T75">the </text:span><text:span text:style-name="T83">project comment</text:span></text:p>
      <text:p text:style-name="P16">Parameters:<text:span text:style-name="T2"> </text:span><text:span text:style-name="T12">id: INTEGER, </text:span><text:span text:style-name="T11"><text:s/></text:span><text:span text:style-name="T76">[</text:span><text:span text:style-name="T80">content, user_id: INTEGER, project_id: INTEGER</text:span><text:span text:style-name="T76">]</text:span></text:p>
      <text:p text:style-name="P14">Response Format: <text:span text:style-name="T2">{status, </text:span><text:span text:style-name="T8">log</text:span><text:span text:style-name="T2">}</text:span></text:p>
      <text:p text:style-name="P52"/>
      <text:p text:style-name="P39">Delete</text:p>
      <text:p text:style-name="P14">path:<text:span text:style-name="T2">/</text:span><text:span text:style-name="T84">project-comments</text:span><text:span text:style-name="T11">/{id}/</text:span></text:p>
      <text:p text:style-name="P14">Description:<text:span text:style-name="T2"> </text:span><text:span text:style-name="T17">Deletes the</text:span><text:span text:style-name="T14"> </text:span><text:span text:style-name="T85">project comment</text:span></text:p>
      <text:p text:style-name="P14">Parameters:<text:span text:style-name="T2"> </text:span><text:span text:style-name="T12">id: INTEGER</text:span></text:p>
      <text:p text:style-name="P14">Response Format: <text:span text:style-name="T2">{status, </text:span><text:span text:style-name="T8">log</text:span><text:span text:style-name="T2">}</text:span></text:p>
      <text:p text:style-name="P14"/>
      <text:p text:style-name="P42">The same API for sprints-comments, stories-comments and tasks-comments.</text:p>
      <text:h text:style-name="P85" text:outline-level="1"/>
      <text:p text:style-name="P40"/>
      <text:h text:style-name="P86" text:outline-level="1">Relationship information</text:h>
      <text:p text:style-name="P41"/>
      <text:p text:style-name="P1">Get</text:p>
      <text:p text:style-name="P1">path:<text:span text:style-name="T2">/projects</text:span><text:span text:style-name="T93">-sprints/{id}</text:span></text:p>
      <text:p text:style-name="P1">Description:<text:span text:style-name="T2"> get all the sprints of a given project</text:span></text:p>
      <text:p text:style-name="P1">Parameters:<text:span text:style-name="T2"> none</text:span></text:p>
      <text:p text:style-name="P17">Response Format:<text:span text:style-name="T2"> {sprints: ARRAY[</text:span><text:span text:style-name="T86">id: INTEGER, </text:span><text:span text:style-name="T31">name, </text:span><text:span text:style-name="T50">project</text:span><text:span text:style-name="T31">_id: INTEGER, </text:span><text:span text:style-name="T42">start_time, end_time</text:span><text:span text:style-name="T2">]}</text:span></text:p>
      <text:p text:style-name="P45"/>
      <text:p text:style-name="P1">Get</text:p>
      <text:p text:style-name="P1">path:<text:span text:style-name="T2">/sprint-stories/{id}</text:span></text:p>
      <text:p text:style-name="P1">Description:<text:span text:style-name="T2"> get all the stories of a given sprint</text:span></text:p>
      <text:p text:style-name="P1">Parameters:<text:span text:style-name="T2"> none</text:span></text:p>
      <text:p text:style-name="P18">Response Format:<text:span text:style-name="T2"> {stories: ARRAY[</text:span><text:span text:style-name="T38">id: </text:span><text:span text:style-name="T11">INTEGER, </text:span><text:span text:style-name="T38">name, </text:span><text:span text:style-name="T56">sprint</text:span><text:span text:style-name="T38">_id: INTEGER</text:span><text:span text:style-name="T2">]}</text:span></text:p>
      <text:p text:style-name="P45"/>
      <text:p text:style-name="P1">Get</text:p>
      <text:p text:style-name="P1">path:<text:span text:style-name="T2">/story-task/{</text:span><text:span text:style-name="T87">i</text:span><text:span text:style-name="T2">d}</text:span></text:p>
      <text:p text:style-name="P1">Description:<text:span text:style-name="T2"> get all the tasks of a given story</text:span></text:p>
      <text:p text:style-name="P1">Parameters:<text:span text:style-name="T2"> none</text:span></text:p>
      <text:p text:style-name="P19">Response Format:<text:span text:style-name="T2"> {tasks: ARRAY[</text:span><text:span text:style-name="T38">id: </text:span><text:span text:style-name="T11">INTEGER, </text:span><text:span text:style-name="T4">name</text:span><text:span text:style-name="T38">, </text:span><text:span text:style-name="T54">s</text:span><text:span text:style-name="T64">tory</text:span><text:span text:style-name="T27">_id: INTEGER, </text:span><text:span text:style-name="T64">points: INTEGER, status: INTEGER, completeness: INTEGER</text:span><text:span text:style-name="T2">]}</text:span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9:11:45</meta:creation-date>
    <dc:date>2014-12-13T21:23:26.492879276</dc:date>
    <meta:editing-duration>PT6H3M20S</meta:editing-duration>
    <meta:editing-cycles>145</meta:editing-cycles>
    <meta:generator>LibreOffice/4.3.3.2$Linux_X86_64 LibreOffice_project/430m0$Build-2</meta:generator>
    <meta:document-statistic meta:table-count="0" meta:image-count="0" meta:object-count="0" meta:page-count="7" meta:paragraph-count="201" meta:word-count="913" meta:character-count="7179" meta:non-whitespace-character-count="6434"/>
  </office:meta>
</office:document-meta>
</file>